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cm" fo:min-width="1.314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objectwithoutfill">
      <style:graphic-properties draw:marker-end="Arrowheads_20_15" draw:marker-end-width="0.3cm" draw:fill="none" draw:textarea-vertical-align="middle"/>
    </style:style>
    <style:style style:name="gr17" style:family="graphic" style:parent-style-name="objectwithoutfill">
      <style:graphic-properties draw:marker-end="Arrowheads_20_17" draw:marker-end-width="0.3cm" draw:fill="none" draw:textarea-vertical-align="middle"/>
    </style:style>
    <style:style style:name="gr18" style:family="graphic" style:parent-style-name="objectwithoutfill">
      <style:graphic-properties draw:marker-end="Arrowheads_20_18" draw:marker-end-width="0.3cm" draw:fill="none" draw:textarea-vertical-align="middle"/>
    </style:style>
    <style:style style:name="gr19" style:family="graphic" style:parent-style-name="objectwithoutfill">
      <style:graphic-properties draw:marker-end="Arrowheads_20_19" draw:marker-end-width="0.3cm" draw:fill="none" draw:textarea-vertical-align="middle"/>
    </style:style>
    <style:style style:name="gr20" style:family="graphic" style:parent-style-name="objectwithoutfill">
      <style:graphic-properties draw:marker-end="Arrowheads_20_20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2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4.79cm" fo:min-width="21.0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906cm" svg:height="0.952cm" svg:x="14.451cm" svg:y="18.997cm">
          <text:p text:style-name="P1">util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1.906cm" svg:height="0.952cm" svg:x="14.45cm" svg:y="9.42cm">
          <text:p text:style-name="P1">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906cm" svg:height="0.952cm" svg:x="16.701cm" svg:y="9.42cm">
          <text:p text:style-name="P1">rtc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1.906cm" svg:height="0.952cm" svg:x="18.662cm" svg:y="7.315cm">
          <text:p text:style-name="P1">s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906cm" svg:height="0.952cm" svg:x="2.386cm" svg:y="18.98cm">
          <text:p text:style-name="P1">sd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906cm" svg:height="0.952cm" svg:x="4.471cm" svg:y="16.975cm">
          <text:p text:style-name="P1">mdn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906cm" svg:height="0.952cm" svg:x="6.607cm" svg:y="16.975cm">
          <text:p text:style-name="P1">stu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906cm" svg:height="0.952cm" svg:x="8.468cm" svg:y="14.859cm">
          <text:p text:style-name="P1">tur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906cm" svg:height="0.952cm" svg:x="10.451cm" svg:y="12.813cm">
          <text:p text:style-name="P1">ice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-0.001cm" svg:x1="7.56cm" svg:y1="17.927cm" svg:x2="15.404cm" svg:y2="18.997cm" draw:start-shape="id1" draw:start-glue-point="2" draw:end-shape="id2" draw:end-glue-point="0" svg:d="M7560 17927v535h7844v535" svg:viewBox="0 0 7845 1071">
          <text:p/>
        </draw:connector>
        <draw:connector draw:style-name="gr3" draw:text-style-name="P2" draw:layer="layout" draw:line-skew="-0.154cm" svg:x1="9.421cm" svg:y1="15.811cm" svg:x2="7.56cm" svg:y2="16.975cm" draw:start-shape="id3" draw:start-glue-point="2" draw:end-shape="id1" draw:end-glue-point="0" svg:d="M9421 15811v429h-1861v735" svg:viewBox="0 0 1862 1165">
          <text:p/>
        </draw:connector>
        <draw:connector draw:style-name="gr4" draw:text-style-name="P2" draw:layer="layout" draw:line-skew="-0.296cm" svg:x1="11.404cm" svg:y1="13.765cm" svg:x2="9.421cm" svg:y2="14.859cm" draw:start-shape="id4" draw:start-glue-point="2" draw:end-shape="id3" svg:d="M11404 13765v252h-1983v842" svg:viewBox="0 0 1984 1095">
          <text:p/>
        </draw:connector>
        <draw:connector draw:style-name="gr5" draw:text-style-name="P2" draw:layer="layout" draw:line-skew="-1.165cm" svg:x1="9.421cm" svg:y1="15.811cm" svg:x2="15.404cm" svg:y2="18.997cm" draw:start-shape="id3" draw:start-glue-point="2" draw:end-shape="id2" draw:end-glue-point="0" svg:d="M9421 15811v429h5983v2757" svg:viewBox="0 0 5984 3187">
          <text:p/>
        </draw:connector>
        <draw:connector draw:style-name="gr6" draw:text-style-name="P2" draw:layer="layout" draw:line-skew="-1.354cm" svg:x1="11.404cm" svg:y1="13.765cm" svg:x2="5.424cm" svg:y2="16.975cm" draw:start-shape="id4" draw:start-glue-point="2" draw:end-shape="id5" svg:d="M11404 13765v252h-5980v2958" svg:viewBox="0 0 5981 3211">
          <text:p/>
        </draw:connector>
        <draw:connector draw:style-name="gr7" draw:text-style-name="P2" draw:layer="layout" draw:line-skew="-0.142cm" svg:x1="11.404cm" svg:y1="13.765cm" svg:x2="15.404cm" svg:y2="18.997cm" draw:start-shape="id4" draw:start-glue-point="2" draw:end-shape="id2" draw:end-glue-point="0" svg:d="M11404 13765v2475h4000v2757" svg:viewBox="0 0 4001 5233">
          <text:p/>
        </draw:connector>
        <draw:connector draw:style-name="gr8" draw:text-style-name="P2" draw:layer="layout" draw:line-skew="-1.354cm" svg:x1="11.404cm" svg:y1="13.765cm" svg:x2="7.56cm" svg:y2="16.975cm" draw:start-shape="id4" draw:start-glue-point="2" draw:end-shape="id1" draw:end-glue-point="0" svg:d="M11404 13765v252h-3844v2958" svg:viewBox="0 0 3845 3211">
          <text:p/>
        </draw:connector>
        <draw:connector draw:style-name="gr9" draw:text-style-name="P2" draw:layer="layout" draw:line-skew="-0.001cm" svg:x1="5.424cm" svg:y1="17.927cm" svg:x2="15.404cm" svg:y2="18.997cm" draw:start-shape="id5" draw:start-glue-point="2" draw:end-shape="id2" svg:d="M5424 17927v535h9980v535" svg:viewBox="0 0 9981 1071">
          <text:p/>
        </draw:connector>
        <draw:custom-shape draw:style-name="gr1" draw:text-style-name="P1" xml:id="id6" draw:id="id6" draw:layer="layout" svg:width="1.906cm" svg:height="0.952cm" svg:x="12.391cm" svg:y="11.008cm">
          <text:p text:style-name="P1">dtl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0.761cm" svg:x1="13.344cm" svg:y1="11.96cm" svg:x2="15.404cm" svg:y2="18.997cm" draw:start-shape="id6" draw:start-glue-point="2" draw:end-shape="id2" draw:end-glue-point="0" svg:d="M13344 11960v4280h2060v2757" svg:viewBox="0 0 2061 7038">
          <text:p/>
        </draw:connector>
        <draw:connector draw:style-name="gr11" draw:text-style-name="P2" draw:layer="layout" draw:line-skew="1.555cm" svg:x1="15.403cm" svg:y1="10.372cm" svg:x2="15.404cm" svg:y2="18.997cm" draw:start-shape="id7" draw:start-glue-point="2" draw:end-shape="id2" draw:end-glue-point="0" svg:d="M15403 10372v5868h1v2757" svg:viewBox="0 0 2 8626">
          <text:p/>
        </draw:connector>
        <draw:connector draw:style-name="gr12" draw:text-style-name="P2" draw:layer="layout" draw:line-skew="1.555cm" svg:x1="17.654cm" svg:y1="10.372cm" svg:x2="15.404cm" svg:y2="18.997cm" draw:start-shape="id8" draw:start-glue-point="2" draw:end-shape="id2" draw:end-glue-point="0" svg:d="M17654 10372v5868h-2250v2757" svg:viewBox="0 0 2251 8626">
          <text:p/>
        </draw:connector>
        <draw:connector draw:style-name="gr13" draw:text-style-name="P2" draw:layer="layout" draw:line-skew="2.607cm" svg:x1="19.615cm" svg:y1="8.267cm" svg:x2="15.404cm" svg:y2="18.997cm" draw:start-shape="id9" draw:start-glue-point="2" draw:end-shape="id2" draw:end-glue-point="0" svg:d="M19615 8267v7973h-4211v2757" svg:viewBox="0 0 4212 10731">
          <text:p/>
        </draw:connector>
        <draw:connector draw:style-name="gr14" draw:text-style-name="P2" draw:layer="layout" svg:x1="19.615cm" svg:y1="8.267cm" svg:x2="15.403cm" svg:y2="9.42cm" draw:start-shape="id9" draw:end-shape="id7" draw:end-glue-point="0" svg:d="M19615 8267v577h-4212v576" svg:viewBox="0 0 4213 1154">
          <text:p/>
        </draw:connector>
        <draw:connector draw:style-name="gr15" draw:text-style-name="P2" draw:layer="layout" svg:x1="19.615cm" svg:y1="8.267cm" svg:x2="17.654cm" svg:y2="9.42cm" draw:start-shape="id9" draw:start-glue-point="2" draw:end-shape="id8" draw:end-glue-point="0" svg:d="M19615 8267v577h-1961v576" svg:viewBox="0 0 1962 1154">
          <text:p/>
        </draw:connector>
        <draw:custom-shape draw:style-name="gr1" draw:text-style-name="P1" xml:id="id10" draw:id="id10" draw:layer="layout" svg:width="1.906cm" svg:height="0.952cm" svg:x="21.563cm" svg:y="7.316cm">
          <text:p text:style-name="P1">sc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draw:line-skew="2.607cm" svg:x1="22.516cm" svg:y1="8.268cm" svg:x2="15.404cm" svg:y2="18.997cm" draw:start-shape="id10" draw:start-glue-point="2" draw:end-shape="id2" draw:end-glue-point="0" svg:d="M22516 8268v7972h-7112v2757" svg:viewBox="0 0 7113 10730">
          <text:p/>
        </draw:connector>
        <draw:custom-shape draw:style-name="gr1" draw:text-style-name="P1" xml:id="id11" draw:id="id11" draw:layer="layout" svg:width="1.906cm" svg:height="0.952cm" svg:x="20.064cm" svg:y="5.317cm">
          <text:p text:style-name="P1">data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svg:x1="21.017cm" svg:y1="6.269cm" svg:x2="22.516cm" svg:y2="7.316cm" draw:start-shape="id11" draw:start-glue-point="2" draw:end-shape="id10" draw:end-glue-point="0" svg:d="M21017 6269v524h1499v523" svg:viewBox="0 0 1500 1048">
          <text:p/>
        </draw:connector>
        <draw:connector draw:style-name="gr18" draw:text-style-name="P2" draw:layer="layout" draw:line-skew="3.606cm" svg:x1="21.017cm" svg:y1="6.269cm" svg:x2="15.404cm" svg:y2="18.997cm" draw:start-shape="id11" draw:start-glue-point="2" draw:end-shape="id2" draw:end-glue-point="0" svg:d="M21017 6269v9971h-5613v2757" svg:viewBox="0 0 5614 12729">
          <text:p/>
        </draw:connector>
        <draw:line draw:style-name="gr19" draw:text-style-name="P2" draw:layer="layout" svg:x1="8.772cm" svg:y1="16.24cm" svg:x2="10.36cm" svg:y2="16.24cm">
          <text:p/>
        </draw:line>
        <draw:line draw:style-name="gr20" draw:text-style-name="P2" draw:layer="layout" svg:x1="9.755cm" svg:y1="16.24cm" svg:x2="8.485cm" svg:y2="16.24cm">
          <text:p/>
        </draw:line>
        <draw:frame draw:style-name="gr21" draw:text-style-name="P4" draw:layer="layout" svg:width="6.032cm" svg:height="1.673cm" svg:x="2.27cm" svg:y="5.127cm">
          <draw:text-box>
            <text:p text:style-name="P3"><text:span text:style-name="T1">webrtc-rs crates</text:span><text:span text:style-name="T1"><text:line-break/></text:span><text:span text:style-name="T1">dependency graph</text:span></text:p>
          </draw:text-box>
        </draw:frame>
        <draw:custom-shape draw:style-name="gr22" draw:text-style-name="P2" draw:layer="layout" svg:width="21.59cm" svg:height="15.04cm" svg:x="2.152cm" svg:y="5.1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7-02T16:17:30.387991836</meta:creation-date>
    <dc:date>2021-07-02T22:50:25.578495468</dc:date>
    <meta:editing-duration>PT9M50S</meta:editing-duration>
    <meta:editing-cycles>3</meta:editing-cycles>
    <meta:generator>LibreOffice/7.1.4.2$Linux_X86_64 LibreOffice_project/e19c8e005a853514adc94ef87a3fca3f43994787</meta:generator>
    <meta:document-statistic meta:object-count="33"/>
  </office:meta>
</office:document-meta>
</file>